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558c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c8102e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999999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dddddd" draw:textarea-horizontal-align="center" draw:textarea-vertical-align="middle"/>
    </style:style>
    <style:style style:name="P1" style:family="paragraph">
      <loext:graphic-properties draw:fill="solid" draw:fill-color="#00558c"/>
      <style:paragraph-properties fo:text-align="center"/>
    </style:style>
    <style:style style:name="P2" style:family="paragraph">
      <loext:graphic-properties draw:fill="solid" draw:fill-color="#c8102e"/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7.253cm" svg:height="1.3cm" svg:x="2.438cm" svg:y="4.997cm" svg:viewBox="0 0 7254 1301" svg:d="M7159 1142c112-13 162-174-63-262-2106-833-5220-1058-6937-746-188 51-249 212 37 249 299 37 1058 101 2143 349 598 138 1045 336 1431 548 23 13 45 20 65 21h12c32-2 60-19 87-48 884-896 3014-87 3225-111z">
          <text:p/>
        </draw:path>
        <draw:path draw:style-name="gr2" draw:text-style-name="P2" draw:layer="layout" svg:width="9.959cm" svg:height="1.653cm" svg:x="0cm" svg:y="3.899cm" svg:viewBox="0 0 9960 1654" svg:d="M9785 1555l175-846c-3311-1011-6489-948-9825 235-77 28-130 89-135 145v18c6 62 81 111 259 86 511-74 2590-363 4448-373 1481-14 3288 312 4793 809 174 50 248 27 285-74z">
          <text:p/>
        </draw:path>
        <draw:path draw:style-name="gr3" draw:text-style-name="P3" draw:layer="layout" svg:width="5.719cm" svg:height="4.146cm" svg:x="5.193cm" svg:y="0.101cm" svg:viewBox="0 0 5720 4147" svg:d="M4331 0l-534 2529h-24l-735-2529h-2715l-235 1121h399l-487 2317c75 0 149 0 225 0 387 0 760 13 1146 50l510-2391h14l735 2539c722 111 1458 286 2204 511h13l873-4147c-5 0-1389 0-1389 0z">
          <text:p/>
        </draw:path>
        <draw:path draw:style-name="gr3" draw:text-style-name="P3" draw:layer="layout" svg:width="4.792cm" svg:height="3.974cm" svg:x="0.316cm" svg:y="0cm" svg:viewBox="0 0 4793 3975" svg:d="M2909 0c-1508 0-2341 373-2516 1196-50 211-37 487 124 661 410 447 2180 622 2342 860 37 50 50 100 37 175-64 298-437 385-759 385-212 0-336-50-424-147-74-101-87-249-50-461h-1619c-111 647-138 1219 1508 1306 809-198 1619-323 2415-386 350-212 548-496 622-832 74-363-24-574-148-699-410-447-2117-621-2318-846-37-37-50-111-37-175 37-198 249-323 585-323 198 0 349 24 447 101 101 74 138 211 101 423h1545v-18c148-773-249-1220-1855-1220z">
          <text:p/>
        </draw:path>
        <draw:polygon draw:style-name="gr4" draw:text-style-name="P4" draw:layer="layout" svg:width="4.608cm" svg:height="3.942cm" svg:x="10.558cm" svg:y="0.101cm" svg:viewBox="0 0 4609 3943" draw:points="836,0 4609,0 4434,833 2267,833 2119,1555 4148,1555 3974,2388 1944,2388 1796,3111 3989,3111 3815,3943 0,3943">
          <text:p/>
        </draw:polygon>
        <draw:polygon draw:style-name="gr3" draw:text-style-name="P3" draw:layer="layout" svg:width="0.298cm" svg:height="0.375cm" svg:x="15.479cm" svg:y="0.111cm" svg:viewBox="0 0 299 376" draw:points="0,0 299,0 299,37 174,37 174,376 124,376 124,37 0,37">
          <text:p/>
        </draw:polygon>
        <draw:path draw:style-name="gr3" draw:text-style-name="P3" draw:layer="layout" svg:width="0.359cm" svg:height="0.385cm" svg:x="15.836cm" svg:y="0.101cm" svg:viewBox="0 0 360 386" svg:d="M302 386v-13h-6v13zM302 161v-101l-101 313h-50l-101-313v88 225h-50v-373h74l111 312 101-312h74v373h-58z">
          <text:p/>
        </draw:path>
        <draw:polygon draw:style-name="gr3" draw:text-style-name="P3" draw:layer="layout" svg:width="0.298cm" svg:height="0.375cm" svg:x="15.479cm" svg:y="0.111cm" svg:viewBox="0 0 299 376" draw:points="0,0 299,0 299,37 174,37 174,376 124,376 124,37 0,37">
          <text:p/>
        </draw:polygon>
        <draw:path draw:style-name="gr3" draw:text-style-name="P3" draw:layer="layout" svg:width="0.359cm" svg:height="0.385cm" svg:x="15.836cm" svg:y="0.101cm" svg:viewBox="0 0 360 386" svg:d="M302 386v-13h-6v13zM302 161v-101l-101 313h-50l-101-313v88 225h-50v-373h74l111 312 101-312h74v373h-58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62cm" fo:margin-bottom="0.462cm" fo:margin-left="0.462cm" fo:margin-right="0.462cm" fo:page-width="16.203cm" fo:page-height="6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1T20:52:43.643000000</dc:date>
    <meta:editing-duration>PT25M44S</meta:editing-duration>
    <meta:editing-cycles>3</meta:editing-cycles>
    <meta:generator>LibreOffice/7.2.2.2$Windows_X86_64 LibreOffice_project/02b2acce88a210515b4a5bb2e46cbfb63fe97d56</meta:generator>
    <meta:document-statistic meta:object-count="9"/>
  </office:meta>
</office:document-meta>
</file>